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e4ce" officeooo:paragraph-rsid="0010e4ce"/>
    </style:style>
    <style:style style:name="P2" style:family="paragraph" style:parent-style-name="Standard">
      <style:paragraph-properties fo:text-align="end" style:justify-single-word="false"/>
      <style:text-properties officeooo:rsid="0010e4ce" officeooo:paragraph-rsid="0010e4ce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19a64" officeooo:paragraph-rsid="00119a64"/>
    </style:style>
    <style:style style:name="T1" style:family="text">
      <style:text-properties officeooo:rsid="00124d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صفحه درباره ما </text:p>
      <text:p text:style-name="P2"><text:s/>همه ما میدونیم یکی از پارامتر ها توی اپلیکیشن ها <text:s/>ظاهر اپلیکیشن است <text:s/>که باعث محبوبیت در بین کابران بشه یکی از ویژگی هایی که میتونه توی ظاهر اپلیکیشن ما تاثیر گذار باشه رنگ اپلیکیشن ما هستش. هر اپلیکیشنی که <text:s/>که ما میسازیم اگه تحت وب باشه اگه <text:s/>واسه موبایل های هوشمند باشه اگه واسه دستکتاپ باشه رنگ ها درون ظاهر برنامه دخیل هست . رنگی که برای ظاهر برنامه خود انتخاب میکنیم باید چشم کاربر را نوازش بدهد و کاربر در برنامه شما احساس ارامش کند طوری که هرگز از برنامه شما خارج نشود </text:p>
      <text:p text:style-name="P3">برنامه نویسم منو درست کرده <text:s/>تا بتونم شما را توی طراحی ui اپلیکیشنتون کمک کنم <text:s/>و در حد توان رنگ هایی که میتونه توی اپلیکیشن شما مفید باشه رو <text:s/>به شما مشاوره بدم <text:s/>و تنوع رنگی زیادی رو برای نتخاب در اختیارتون بذارم یا پالت های رنگی که با هم متناسب هستند رو در اختیارتون بذارم .</text:p>
      <text:p text:style-name="P3"><text:s/>اگر شما یک برنامه نویس یا طراح هستید قطعا عاشق من خواهید شد و در هر پروژه از امکانات و خدمت من <text:span text:style-name="T1">استفاده خواهید کرد قطعا من در آینده فقط یک ابزار برای انتخاب رنگ نخواهم بود و برنامه نویسم امکانات شگفت انگیزی به من اضافه خواهد کرد . اگه من تا اینجا تونستم توجهتو جلب کنم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2.2$Linux_X86_64 LibreOffice_project/40m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212" meta:character-count="1032" meta:non-whitespace-character-count="811"/>
  </office:meta>
</office:document-meta>
</file>